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7236in"/>
    </style:style>
    <style:style style:name="co4" style:family="table-column">
      <style:table-column-properties fo:break-before="auto" style:column-width="1.9173in"/>
    </style:style>
    <style:style style:name="co5" style:family="table-column">
      <style:table-column-properties fo:break-before="auto" style:column-width="1.7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154in double #000000" style:border-line-width="0.0008in 0.0138in 0.0008in"/>
      <style:paragraph-properties fo:text-align="center" fo:margin-left="0in"/>
    </style:style>
    <style:style style:name="ce2" style:family="table-cell" style:parent-style-name="Default">
      <style:table-cell-properties fo:background-color="#99ffcc" style:text-align-source="fix" style:repeat-content="false" fo:border="0.0154in double #000000" style:border-line-width="0.0008in 0.0138in 0.0008in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99ffcc" fo:border="0.0154in double #000000" style:border-line-width="0.0008in 0.0138in 0.0008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154in double #000000" style:border-line-width="0.0008in 0.0138in 0.0008in"/>
    </style:style>
    <style:style style:name="ce5" style:family="table-cell" style:parent-style-name="Default">
      <style:table-cell-properties fo:background-color="#99ffcc" style:text-align-source="fix" style:repeat-content="false" fo:border="0.0154in double #000000" style:border-line-width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99ffcc" fo:border="0.0154in double #000000" style:border-line-width="0.0008in 0.0138in 0.0008in"/>
      <style:text-properties fo:color="#ff0000" style:text-line-through-style="solid" fo:font-size="10pt" style:font-size-asian="10pt" style:font-size-complex="10pt"/>
    </style:style>
    <style:style style:name="ce7" style:family="table-cell" style:parent-style-name="Default">
      <style:table-cell-properties fo:background-color="#99ffcc" fo:border="0.0154in double #000000" style:border-line-width="0.0008in 0.0138in 0.0008in"/>
      <style:text-properties fo:color="#ff0000"/>
    </style:style>
    <style:style style:name="ce8" style:family="table-cell" style:parent-style-name="Default">
      <style:table-cell-properties fo:background-color="#99ffcc" fo:border="0.0154in double #000000" style:border-line-width="0.0008in 0.0138in 0.0008in"/>
      <style:text-properties fo:color="#ff0000" style:text-line-through-style="solid"/>
    </style:style>
    <style:style style:name="ce9" style:family="table-cell" style:parent-style-name="Default">
      <style:table-cell-properties fo:background-color="#99ffcc"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99ffcc" fo:border="0.0154in double #000000" style:border-line-width="0.0008in 0.0138in 0.0008in"/>
    </style:style>
    <style:style style:name="ce11" style:family="table-cell" style:parent-style-name="Default">
      <style:table-cell-properties fo:background-color="#99ffcc" style:text-align-source="fix" style:repeat-content="false" fo:wrap-option="wrap" fo:border="0.0154in double #000000" style:border-line-width="0.0008in 0.0138in 0.0008in"/>
      <style:paragraph-properties fo:text-align="start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ffcc" fo:border="0.0154in double #000000" style:border-line-width="0.0008in 0.0138in 0.0008in"/>
      <style:text-properties fo:color="#3333ff"/>
    </style:style>
    <style:style style:name="ce13" style:family="table-cell" style:parent-style-name="Default">
      <style:table-cell-properties fo:background-color="#99ffcc" fo:wrap-option="wrap" fo:border="0.0154in double #000000" style:border-line-width="0.0008in 0.0138in 0.000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style:font-size-asian="7pt" style:font-size-complex="7pt"/>
    </style:style>
  </office:automatic-styles>
  <office:body>
    <office:spreadsheet>
      <table:table table:name="sheet 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STUDENT INFORMATION </text:p>
          </table:table-cell>
          <table:covered-table-cell table:number-columns-repeated="7" table:style-name="ce4"/>
        </table:table-row>
        <table:table-row table:style-name="ro2">
          <table:table-cell/>
          <table:table-cell table:style-name="ce2" office:value-type="string">
            <text:p>SNO</text:p>
          </table:table-cell>
          <table:table-cell table:style-name="ce5" office:value-type="string">
            <text:p>NAME </text:p>
          </table:table-cell>
          <table:table-cell table:style-name="ce9" office:value-type="string">
            <text:p>AMOUNT <text:s text:c="3"/>PAID </text:p>
          </table:table-cell>
          <table:table-cell table:style-name="ce11" office:value-type="string">
            <text:p><text:span text:style-name="T1">FEES BALANCE</text:span> <text:span text:style-name="T2">[Each student <text:s text:c="9"/></text:span><text:span text:style-name="T2"><text:s text:c="11"/>is expected to <text:s text:c="16"/>pay </text:span><text:span text:style-name="T2">2500000]</text:span></text:p>
          </table:table-cell>
          <table:table-cell table:style-name="ce11" office:value-type="string">
            <text:p><text:span text:style-name="T1">FEES PAYMENT STATUS </text:span><text:span text:style-name="T2">[Display: <text:s text:c="43"/></text:span><text:span text:style-name="T3">FEES </text:span><text:span text:style-name="T3">DEBT </text:span><text:span text:style-name="T2">for those with a balance </text:span><text:span text:style-name="T4"><text:s/></text:span><text:span text:style-name="T3">ZERO </text:span><text:span text:style-name="T3">BALANCE</text:span><text:span text:style-name="T5"> </text:span><text:span text:style-name="T2">for those who paid all ]</text:span></text:p>
          </table:table-cell>
          <table:table-cell table:style-name="ce5" office:value-type="string">
            <text:p>GPA</text:p>
          </table:table-cell>
          <table:table-cell table:style-name="ce11" office:value-type="string">
            <text:p><text:span text:style-name="T1">CLASS <text:s text:c="35"/></text:span><text:s/><text:span text:style-name="T2">[Display: </text:span><text:span text:style-name="T6"><text:s text:c="36"/></text:span><text:span text:style-name="T7">Reasonability class</text:span><text:span text:style-name="T2"> Above 2.5, <text:s text:c="7"/></text:span><text:span text:style-name="T2">Others </text:span><text:span text:style-name="T6">Attended coures</text:span><text:span text:style-name="T2">]</text:span></text:p>
          </table:table-cell>
          <table:table-cell table:style-name="ce11" office:value-type="string">
            <text:p><text:span text:style-name="T1">BALANCE AFTER TUTION-</text:span><text:span text:style-name="T1">FUND WAIVER <text:s text:c="18"/></text:span>[<text:span text:style-name="T2">Display: <text:s text:c="46"/></text:span><text:span text:style-name="T6">Actual balance</text:span><text:span text:style-name="T2"> above 100000, <text:s text:c="8"/></text:span><text:span text:style-name="T7">ZERO BALANCE</text:span><text:span text:style-name="T8"> </text:span><text:span text:style-name="T2">for all with balance </text:span><text:span text:style-name="T2">below 100000]</text:span>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6" office:value-type="string">
            <text:p>JOEL</text:p>
          </table:table-cell>
          <table:table-cell table:style-name="ce10" office:value-type="float" office:value="300000">
            <text:p>300000</text:p>
          </table:table-cell>
          <table:table-cell table:style-name="ce10" table:formula="of:=(2500000-[.D7])" office:value-type="float" office:value="2200000">
            <text:p>2200000</text:p>
          </table:table-cell>
          <table:table-cell table:style-name="ce10" table:formula="of:=IF([.E6]&gt;2500000;&quot;FEES DEBIT&quot;;&quot;ZERO BALANCE&quot;)" office:value-type="string" office:string-value="FEES DEBIT">
            <text:p>FEES DEBIT</text:p>
          </table:table-cell>
          <table:table-cell table:style-name="ce12" office:value-type="float" office:value="3.6">
            <text:p>3.6</text:p>
          </table:table-cell>
          <table:table-cell table:style-name="ce10" table:formula="of:=IF([.G7]&gt;2.5;&quot;REASONABILITY IN CLASS&quot;;&quot;ATTENDED COURSE&quot;)" office:value-type="string" office:string-value="REASONABILITY IN CLASS">
            <text:p>REASONABILITY IN CLASS</text:p>
          </table:table-cell>
          <table:table-cell table:style-name="ce13" table:formula="of:=IF([.E7]&gt;100000;&quot;ACTUAL BALANCE&quot;;&quot;ZERO BALANCE&quot;)" office:value-type="string" office:string-value="ACTUAL BALANCE">
            <text:p>ACTUAL BALANCE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7" office:value-type="string">
            <text:p>IAN</text:p>
          </table:table-cell>
          <table:table-cell table:style-name="ce10" office:value-type="float" office:value="2600000">
            <text:p>2600000</text:p>
          </table:table-cell>
          <table:table-cell table:style-name="ce10" table:formula="of:=(2500000-[.D8])" office:value-type="float" office:value="-100000">
            <text:p>-100000</text:p>
          </table:table-cell>
          <table:table-cell table:style-name="ce10" table:formula="of:=IF([.E7]&gt;2500000;&quot;FEES DEBIT&quot;;&quot;ZERO BALANCE&quot;)" office:value-type="string" office:string-value="ZERO BALANCE">
            <text:p>ZERO BALANCE</text:p>
          </table:table-cell>
          <table:table-cell table:style-name="ce12" office:value-type="float" office:value="4.1">
            <text:p>4.1</text:p>
          </table:table-cell>
          <table:table-cell table:style-name="ce10" table:formula="of:=IF([.G8]&gt;2.5;&quot;REASONABILITY IN CLASS&quot;;&quot;ATTENDED COURSE&quot;)" office:value-type="string" office:string-value="REASONABILITY IN CLASS">
            <text:p>REASONABILITY IN CLASS</text:p>
          </table:table-cell>
          <table:table-cell table:style-name="ce13" table:formula="of:=IF([.E8]&gt;100000;&quot;ACTUAL BALANCE&quot;;&quot;ZERO BALANCE&quot;)" office:value-type="string" office:string-value="ZERO BALANCE">
            <text:p>ZERO BALANCE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FAITH</text:p>
          </table:table-cell>
          <table:table-cell table:style-name="ce10" office:value-type="float" office:value="3000000">
            <text:p>3000000</text:p>
          </table:table-cell>
          <table:table-cell table:style-name="ce10" table:formula="of:=(2500000-[.D9])" office:value-type="float" office:value="-500000">
            <text:p>-500000</text:p>
          </table:table-cell>
          <table:table-cell table:style-name="ce10" table:formula="of:=IF([.E8]&gt;2500000;&quot;FEES DEBIT&quot;;&quot;ZERO BALANCE&quot;)" office:value-type="string" office:string-value="ZERO BALANCE">
            <text:p>ZERO BALANCE</text:p>
          </table:table-cell>
          <table:table-cell table:style-name="ce12" office:value-type="float" office:value="4.8">
            <text:p>4.8</text:p>
          </table:table-cell>
          <table:table-cell table:style-name="ce10" table:formula="of:=IF([.G9]&gt;2.5;&quot;REASONABILITY IN CLASS&quot;;&quot;ATTENDED COURSE&quot;)" office:value-type="string" office:string-value="REASONABILITY IN CLASS">
            <text:p>REASONABILITY IN CLASS</text:p>
          </table:table-cell>
          <table:table-cell table:style-name="ce13" table:formula="of:=IF([.E9]&gt;100000;&quot;ACTUAL BALANCE&quot;;&quot;ZERO BALANCE&quot;)" office:value-type="string" office:string-value="ZERO BALANCE">
            <text:p>ZERO BALANCE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PRAISE</text:p>
          </table:table-cell>
          <table:table-cell table:style-name="ce10" office:value-type="float" office:value="1700000">
            <text:p>1700000</text:p>
          </table:table-cell>
          <table:table-cell table:style-name="ce10" table:formula="of:=(2500000-[.D10])" office:value-type="float" office:value="800000">
            <text:p>800000</text:p>
          </table:table-cell>
          <table:table-cell table:style-name="ce10" table:formula="of:=IF([.E10]&gt;2500000;&quot;FEES DEBIT&quot;;&quot;ZERO BALANCE&quot;)" office:value-type="string" office:string-value="ZERO BALANCE">
            <text:p>ZERO BALANCE</text:p>
          </table:table-cell>
          <table:table-cell table:style-name="ce12" office:value-type="float" office:value="4.5">
            <text:p>4.5</text:p>
          </table:table-cell>
          <table:table-cell table:style-name="ce10" table:formula="of:=IF([.G10]&gt;2.5;&quot;REASONABILITY IN CLASS&quot;;&quot;ATTENDED COURSE&quot;)" office:value-type="string" office:string-value="REASONABILITY IN CLASS">
            <text:p>REASONABILITY IN CLASS</text:p>
          </table:table-cell>
          <table:table-cell table:style-name="ce13" table:formula="of:=IF([.E10]&gt;100000;&quot;ACTUAL BALANCE&quot;;&quot;ZERO BALANCE&quot;)" office:value-type="string" office:string-value="ACTUAL BALANCE">
            <text:p>ACTUAL BALANCE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DAVID</text:p>
          </table:table-cell>
          <table:table-cell table:style-name="ce10" office:value-type="float" office:value="1450000">
            <text:p>1450000</text:p>
          </table:table-cell>
          <table:table-cell table:style-name="ce10" table:formula="of:=(2500000-[.D11])" office:value-type="float" office:value="1050000">
            <text:p>1050000</text:p>
          </table:table-cell>
          <table:table-cell table:style-name="ce10" table:formula="of:=IF([.E10]&gt;2500000;&quot;FEES DEBIT&quot;;&quot;ZERO BALANCE&quot;)" office:value-type="string" office:string-value="ZERO BALANCE">
            <text:p>ZERO BALANCE</text:p>
          </table:table-cell>
          <table:table-cell table:style-name="ce12" office:value-type="float" office:value="2.4">
            <text:p>2.4</text:p>
          </table:table-cell>
          <table:table-cell table:style-name="ce10" table:formula="of:=IF([.G11]&gt;2.5;&quot;REASONABILITY IN CLASS&quot;;&quot;ATTENDED COURSE&quot;)" office:value-type="string" office:string-value="ATTENDED COURSE">
            <text:p>ATTENDED COURSE</text:p>
          </table:table-cell>
          <table:table-cell table:style-name="ce13" table:formula="of:=IF([.E11]&gt;100000;&quot;ACTUAL BALANCE&quot;;&quot;ZERO BALANCE&quot;)" office:value-type="string" office:string-value="ACTUAL BALANCE">
            <text:p>ACTUAL BALANCE</text:p>
          </table:table-cell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RUTH</text:p>
          </table:table-cell>
          <table:table-cell table:style-name="ce10" office:value-type="float" office:value="2950000">
            <text:p>2950000</text:p>
          </table:table-cell>
          <table:table-cell table:style-name="ce10" table:formula="of:=(2500000-[.D12])" office:value-type="float" office:value="-450000">
            <text:p>-450000</text:p>
          </table:table-cell>
          <table:table-cell table:style-name="ce10" table:formula="of:=IF([.E11]&gt;2500000;&quot;FEES DEBIT&quot;;&quot;ZERO BALANCE&quot;)" office:value-type="string" office:string-value="ZERO BALANCE">
            <text:p>ZERO BALANCE</text:p>
          </table:table-cell>
          <table:table-cell table:style-name="ce12" office:value-type="float" office:value="2.3">
            <text:p>2.3</text:p>
          </table:table-cell>
          <table:table-cell table:style-name="ce10" table:formula="of:=IF([.G12]&gt;2.5;&quot;REASONABILITY IN CLASS&quot;;&quot;ATTENDED COURSE&quot;)" office:value-type="string" office:string-value="ATTENDED COURSE">
            <text:p>ATTENDED COURSE</text:p>
          </table:table-cell>
          <table:table-cell table:style-name="ce13" table:formula="of:=IF([.E12]&gt;100000;&quot;ACTUAL BALANCE&quot;;&quot;ZERO BALANCE&quot;)" office:value-type="string" office:string-value="ZERO BALANCE">
            <text:p>ZERO BALANCE</text:p>
          </table:table-cell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8" office:value-type="string">
            <text:p>CHARLES</text:p>
          </table:table-cell>
          <table:table-cell table:style-name="ce10" office:value-type="float" office:value="2600000">
            <text:p>2600000</text:p>
          </table:table-cell>
          <table:table-cell table:style-name="ce10" table:formula="of:=(2500000-[.D13])" office:value-type="float" office:value="-100000">
            <text:p>-100000</text:p>
          </table:table-cell>
          <table:table-cell table:style-name="ce10" table:formula="of:=IF([.E12]&gt;2500000;&quot;FEES DEBIT&quot;;&quot;ZERO BALANCE&quot;)" office:value-type="string" office:string-value="ZERO BALANCE">
            <text:p>ZERO BALANCE</text:p>
          </table:table-cell>
          <table:table-cell table:style-name="ce12" office:value-type="float" office:value="3">
            <text:p>3</text:p>
          </table:table-cell>
          <table:table-cell table:style-name="ce10" table:formula="of:=IF([.G13]&gt;2.5;&quot;REASONABILITY IN CLASS&quot;;&quot;ATTENDED COURSE&quot;)" office:value-type="string" office:string-value="REASONABILITY IN CLASS">
            <text:p>REASONABILITY IN CLASS</text:p>
          </table:table-cell>
          <table:table-cell table:style-name="ce13" table:formula="of:=IF([.E13]&gt;100000;&quot;ACTUAL BALANCE&quot;;&quot;ZERO BALANCE&quot;)" office:value-type="string" office:string-value="ZERO BALANCE">
            <text:p>ZERO BALANCE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>
            <draw:frame table:end-cell-address="'sheet 1'.H40" table:end-x="0.2075in" table:end-y="0.1657in" draw:z-index="0" draw:style-name="gr1" draw:text-style-name="P1" svg:width="6.5669in" svg:height="3.5425in" svg:x="0.0421in" svg:y="0.0016in">
              <draw:object draw:notify-on-update-of-ranges="'sheet 1'.C7:'sheet 1'.C13 'sheet 1'.G6:'sheet 1'.G6 'sheet 1'.G7:'sheet 1'.G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zxx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6">06/26/2025</text:date>, <text:time>19:2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widu David Eliton</meta:initial-creator>
    <meta:creation-date>2025-06-26T13:52:56.68</meta:creation-date>
    <dc:date>2025-06-26T19:24:15.93</dc:date>
    <dc:creator>Mwidu David Eliton</dc:creator>
    <meta:editing-duration>PT1H35M41S</meta:editing-duration>
    <meta:editing-cycles>6</meta:editing-cycles>
    <meta:generator>OpenOffice/4.1.15$Win32 OpenOffice.org_project/4115m2$Build-9813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81cm" svg:height="8.999cm" xlink:href=".." xlink:type="simple" chart:class="chart:bar" chart:style-name="ch1">
        <chart:title svg:x="3.918cm" svg:y="0.315cm" chart:style-name="ch2">
          <text:p>Bar chart showing the different students GPA</text:p>
        </chart:title>
        <chart:legend chart:legend-position="end" svg:x="15.185cm" svg:y="4.187cm" style:legend-expansion="high" chart:style-name="ch3"/>
        <chart:plot-area chart:style-name="ch4" table:cell-range-address="'sheet 1'.C7:'sheet 1'.C13 'sheet 1'.G6:'sheet 1'.G13" chart:data-source-has-labels="both" svg:x="0.783cm" svg:y="1.631cm" svg:width="13.736cm" svg:height="6.769cm">
          <chartooo:coordinate-region svg:x="2.648cm" svg:y="1.631cm" svg:width="11.777cm" svg:height="6.096cm"/>
          <chart:axis chart:dimension="x" chart:name="primary-x" chart:style-name="ch5" chartooo:axis-type="auto">
            <chartooo:date-scale/>
            <chart:categories table:cell-range-address="'sheet 1'.C7:'sheet 1'.C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heet 1'.G7:'sheet 1'.G13" chart:label-cell-address="'sheet 1'.G6:'sheet 1'.G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A</text:p>
                <draw:g>
                  <svg:desc>'sheet 1'.G6:'sheet 1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EL</text:p>
                <draw:g>
                  <svg:desc>'sheet 1'.C7:'sheet 1'.C13</svg:desc>
                </draw:g>
              </table:table-cell>
              <table:table-cell office:value-type="float" office:value="3.6">
                <text:p>3.6</text:p>
                <draw:g>
                  <svg:desc>'sheet 1'.G7:'sheet 1'.G13</svg:desc>
                </draw:g>
              </table:table-cell>
            </table:table-row>
            <table:table-row>
              <table:table-cell office:value-type="string">
                <text:p>IAN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FAITH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PRAISE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RUTH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